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SequenceMaster.start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SequenceMaster.bind( PropertyList p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SequenceMaster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quenceMaster.re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geSequenceMaster.endOf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SequenceMaster.PageSequenceMaster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quenceMaster.validateChildNode( Locator loc , String nsURI , String local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geSequenceMaster.getNextSubSequen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geSequenceMaster.hasPagePositionL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SequenceMaster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quenceMaster.addSubsequenceSpecifier( SubSequenceSpecifier pageMaster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ageSequenceMaster.goToPreviousSimplePageMast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geSequenceMaster.getNextSimplePageMaster( boolean isOddPage , boolean isFirstPage , boolean isLastPage , boolean isBlankPa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PageSequenceMaster.hasPagePositionOn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